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4eb" officeooo:paragraph-rsid="0003a4eb"/>
    </style:style>
    <style:style style:name="P2" style:family="paragraph" style:parent-style-name="Standard">
      <style:text-properties officeooo:rsid="00049739" officeooo:paragraph-rsid="00049739"/>
    </style:style>
    <style:style style:name="P3" style:family="paragraph" style:parent-style-name="Standard">
      <style:text-properties officeooo:rsid="00049739" officeooo:paragraph-rsid="00055688"/>
    </style:style>
    <style:style style:name="P4" style:family="paragraph" style:parent-style-name="Standard">
      <style:text-properties officeooo:rsid="00069d27" officeooo:paragraph-rsid="00069d27"/>
    </style:style>
    <style:style style:name="P5" style:family="paragraph" style:parent-style-name="Standard">
      <style:text-properties officeooo:rsid="0006bd61" officeooo:paragraph-rsid="0006bd61"/>
    </style:style>
    <style:style style:name="P6" style:family="paragraph" style:parent-style-name="Standard">
      <style:text-properties officeooo:rsid="0008176f" officeooo:paragraph-rsid="0008176f"/>
    </style:style>
    <style:style style:name="P7" style:family="paragraph" style:parent-style-name="Standard">
      <style:text-properties officeooo:rsid="000886ca" officeooo:paragraph-rsid="000886ca"/>
    </style:style>
    <style:style style:name="P8" style:family="paragraph" style:parent-style-name="Standard">
      <style:text-properties officeooo:rsid="0009b822" officeooo:paragraph-rsid="0009b822"/>
    </style:style>
    <style:style style:name="P9" style:family="paragraph" style:parent-style-name="Standard">
      <style:text-properties officeooo:rsid="000a874d" officeooo:paragraph-rsid="000a874d"/>
    </style:style>
    <style:style style:name="T1" style:family="text">
      <style:text-properties officeooo:rsid="0003a4eb"/>
    </style:style>
    <style:style style:name="T2" style:family="text">
      <style:text-properties officeooo:rsid="00055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1">### tasks </text:span></text:p>
      <text:p text:style-name="Standard"/>
      <text:p text:style-name="P1">## return sum of two numbers </text:p>
      <text:p text:style-name="P2">## Return the Next Number from the Integer Passed</text:p>
      <text:p text:style-name="P2">## Convert Minutes into Seconds</text:p>
      <text:p text:style-name="P2">## Area of a Triangle</text:p>
      <text:p text:style-name="P2"><text:tab/>The area of a triangle is: (base * height) / 2</text:p>
      <text:p text:style-name="P3">## <text:span text:style-name="T2">Convert Hours into Seconds</text:span></text:p>
      <text:p text:style-name="P4">## Return the Remainder from Two Numbers</text:p>
      <text:p text:style-name="P4">## In this challenge, a farmer is asking you to tell him how many legs can be counted among all his <text:tab/>animals. The farmer breeds three species:</text:p>
      <text:p text:style-name="P4"><text:tab/><text:tab/>chickens = 2 legs</text:p>
      <text:p text:style-name="P4"><text:tab/><text:tab/>cows = 4 legs</text:p>
      <text:p text:style-name="P4"><text:tab/><text:tab/>pigs = 4 legs</text:p>
      <text:p text:style-name="P4"/>
      <text:p text:style-name="P5">## Less Than 100? return true else false </text:p>
      <text:p text:style-name="P6">## Convert Hours and Minutes into Seconds</text:p>
      <text:p text:style-name="P7">## Difference of Max and Min Numbers in List</text:p>
      <text:p text:style-name="P7"/>
      <text:p text:style-name="P8">## Profitable Gamble</text:p>
      <text:p text:style-name="P8"><text:tab/>Create a function that takes in three arguments (prob, prize, pay) and returns true if </text:p>
      <text:p text:style-name="P8"><text:tab/>prob * <text:tab/>prize &gt; pay; otherwise return false.</text:p>
      <text:p text:style-name="P8"/>
      <text:p text:style-name="P9">## Testing K^K == N?</text:p>
      <text:p text:style-name="P9">Write a function that returns True if k^k == n for input (n, k).</text:p>
      <text:p text:style-name="P9"/>
      <text:p text:style-name="P9">## Multiple of 100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35:10.543739789</meta:creation-date>
    <dc:date>2020-01-08T13:20:09.517905889</dc:date>
    <meta:editing-duration>PT3M27S</meta:editing-duration>
    <meta:editing-cycles>1</meta:editing-cycles>
    <meta:document-statistic meta:table-count="0" meta:image-count="0" meta:object-count="0" meta:page-count="1" meta:paragraph-count="21" meta:word-count="162" meta:character-count="865" meta:non-whitespace-character-count="672"/>
    <meta:generator>LibreOffice/5.1.6.2$Linux_X86_64 LibreOffice_project/10m0$Build-2</meta:generator>
  </office:meta>
</office:document-meta>
</file>